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5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Accent_20_2" office:value-type="string" calcext:value-type="string">
            <office:annotation draw:style-name="gr1" draw:text-style-name="P2" svg:width="2.899cm" svg:height="1.799cm" svg:x="2.515cm" svg:y="0cm" draw:caption-point-x="-0.61cm" draw:caption-point-y="0.01cm">
              <dc:creator>WJ</dc:creator>
              <dc:date>2021-09-29T00:00:00</dc:date>
              <text:p text:style-name="P1"><text:span text:style-name="T1">製備的空白樣品的</text:span><text:span text:style-name="T1">lot</text:span></text:p>
            </office:annotation>
            <text:p>sample_lot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4.605cm" svg:y="0cm" draw:caption-point-x="-0.61cm" draw:caption-point-y="0.01cm">
              <dc:creator>WJ</dc:creator>
              <dc:date>2021-09-29T00:00:00</dc:date>
              <text:p text:style-name="P1">試劑的lot，例如2,3或是4以上</text:p>
            </office:annotation>
            <text:p>reagent_lot</text:p>
          </table:table-cell>
          <table:table-cell table:style-name="Accent_20_2" office:value-type="string" calcext:value-type="string">
            <text:p>y</text:p>
          </table:table-cell>
          <table:table-cell table:style-name="Accent_20_2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acceptance_criteria</text:p>
          </table:table-cell>
          <table:table-cell table:style-name="ce1" office:value-type="string" calcext:value-type="string">
            <text:p>name_of_factors</text:p>
          </table:table-cell>
          <table:table-cell table:style-name="Accent_20_2" office:value-type="string" calcext:value-type="string">
            <text:p>unit_of_device</text:p>
          </table:table-cell>
          <table:table-cell table:style-name="Accent_20_2"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μg/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019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5">
          <table:table-cell table:style-name="Default"/>
          <table:table-cell table:number-columns-repeated="1020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00/00/00</text:date>, <text:time style:data-style-name="N2" text:time-value="16:33:51.756426250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09-29T16:59:49.483478820</dc:date>
    <dc:creator>Wu Jun-I</dc:creator>
    <meta:editing-duration>PT21M15S</meta:editing-duration>
    <meta:editing-cycles>15</meta:editing-cycles>
    <meta:document-statistic meta:table-count="2" meta:cell-count="370" meta:object-count="0"/>
  </office:meta>
</office:document-meta>
</file>